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officeooo:rsid="0015439e" officeooo:paragraph-rsid="0015439e"/>
    </style:style>
    <style:style style:name="P2" style:family="paragraph" style:parent-style-name="Standard" style:list-style-name="L1">
      <style:text-properties style:font-name="Verdana" officeooo:rsid="0015439e" officeooo:paragraph-rsid="0015439e"/>
    </style:style>
    <style:style style:name="P3" style:family="paragraph" style:parent-style-name="Standard" style:list-style-name="L1">
      <style:text-properties style:font-name="Verdana"/>
    </style:style>
    <style:style style:name="P4" style:family="paragraph" style:parent-style-name="Standard" style:list-style-name="L1">
      <style:text-properties style:font-name="Verdana" officeooo:rsid="0015439e" officeooo:paragraph-rsid="0015d072"/>
    </style:style>
    <style:style style:name="P5" style:family="paragraph" style:parent-style-name="Standard" style:list-style-name="L1">
      <style:text-properties style:font-name="Verdana" officeooo:rsid="0015d072" officeooo:paragraph-rsid="0015d072"/>
    </style:style>
    <style:style style:name="P6" style:family="paragraph" style:parent-style-name="Standard">
      <style:text-properties style:font-name="Verdana" officeooo:rsid="0015439e" officeooo:paragraph-rsid="0015d072"/>
    </style:style>
    <style:style style:name="P7" style:family="paragraph" style:parent-style-name="Standard" style:list-style-name="L1">
      <style:text-properties style:font-name="Verdana" officeooo:rsid="0015439e" officeooo:paragraph-rsid="002f86f0"/>
    </style:style>
    <style:style style:name="P8" style:family="paragraph" style:parent-style-name="Standard" style:list-style-name="L1">
      <style:text-properties style:font-name="Verdana" officeooo:rsid="00113238" officeooo:paragraph-rsid="002f86f0"/>
    </style:style>
    <style:style style:name="P9" style:family="paragraph" style:parent-style-name="Standard" style:list-style-name="L1">
      <style:text-properties style:font-name="Verdana" officeooo:rsid="00145c63" officeooo:paragraph-rsid="002f86f0"/>
    </style:style>
    <style:style style:name="P10" style:family="paragraph" style:parent-style-name="Standard" style:list-style-name="L1">
      <style:text-properties style:font-name="Verdana" officeooo:rsid="00177d13" officeooo:paragraph-rsid="002f86f0"/>
    </style:style>
    <style:style style:name="P11" style:family="paragraph" style:parent-style-name="Standard" style:list-style-name="L1">
      <style:text-properties style:font-name="Verdana" officeooo:rsid="0015d072" officeooo:paragraph-rsid="00289e2b"/>
    </style:style>
    <style:style style:name="P12" style:family="paragraph" style:parent-style-name="Standard" style:list-style-name="L1">
      <style:text-properties style:font-name="Verdana" officeooo:rsid="0019797f" officeooo:paragraph-rsid="0019797f"/>
    </style:style>
    <style:style style:name="P13" style:family="paragraph" style:parent-style-name="Standard">
      <style:text-properties officeooo:paragraph-rsid="001a4dba"/>
    </style:style>
    <style:style style:name="P14" style:family="paragraph" style:parent-style-name="Standard">
      <style:text-properties officeooo:paragraph-rsid="002e4bd9"/>
    </style:style>
    <style:style style:name="P15" style:family="paragraph" style:parent-style-name="Standard">
      <style:text-properties style:font-name="Verdana" officeooo:rsid="002b2381"/>
    </style:style>
    <style:style style:name="P16" style:family="paragraph" style:parent-style-name="Standard">
      <style:text-properties style:font-name="Verdana" officeooo:rsid="0020c175" officeooo:paragraph-rsid="002e4bd9"/>
    </style:style>
    <style:style style:name="P17" style:family="paragraph" style:parent-style-name="Standard">
      <style:text-properties officeooo:rsid="00314bed" officeooo:paragraph-rsid="00314bed"/>
    </style:style>
    <style:style style:name="T1" style:family="text">
      <style:text-properties officeooo:rsid="00113238"/>
    </style:style>
    <style:style style:name="T2" style:family="text">
      <style:text-properties officeooo:rsid="0015439e"/>
    </style:style>
    <style:style style:name="T3" style:family="text">
      <style:text-properties officeooo:rsid="002f86f0"/>
    </style:style>
    <style:style style:name="T4" style:family="text">
      <style:text-properties officeooo:rsid="00289e2b"/>
    </style:style>
    <style:style style:name="T5" style:family="text">
      <style:text-properties style:font-name="Verdana"/>
    </style:style>
    <style:style style:name="T6" style:family="text">
      <style:text-properties style:font-name="Verdana" officeooo:rsid="002be249"/>
    </style:style>
    <style:style style:name="T7" style:family="text">
      <style:text-properties style:font-name="Verdana" officeooo:rsid="002e4bd9"/>
    </style:style>
    <style:style style:name="T8" style:family="text">
      <style:text-properties style:font-name="Verdana" officeooo:rsid="0025abbc"/>
    </style:style>
    <style:style style:name="T9" style:family="text">
      <style:text-properties style:font-name="Verdana" officeooo:rsid="002736bc"/>
    </style:style>
    <style:style style:name="T10" style:family="text">
      <style:text-properties style:font-name="Verdana" officeooo:rsid="002b2381"/>
    </style:style>
    <style:style style:name="T11" style:family="text">
      <style:text-properties style:font-name="Verdana" officeooo:rsid="0020c175"/>
    </style:style>
    <style:style style:name="T12" style:family="text">
      <style:text-properties style:font-name="Verdana" officeooo:rsid="0022a810"/>
    </style:style>
    <style:style style:name="T13" style:family="text">
      <style:text-properties style:font-name="Verdana" officeooo:rsid="00209985"/>
    </style:style>
    <style:style style:name="T14" style:family="text">
      <style:text-properties style:font-name="Verdana" officeooo:rsid="001dfe79"/>
    </style:style>
    <style:style style:name="T15" style:family="text">
      <style:text-properties style:font-name="Verdana" officeooo:rsid="001ee10d"/>
    </style:style>
    <style:style style:name="T16" style:family="text">
      <style:text-properties style:font-name="Verdana" officeooo:rsid="00221ae1"/>
    </style:style>
    <style:style style:name="T17" style:family="text">
      <style:text-properties style:font-name="Verdana" officeooo:rsid="0023035c"/>
    </style:style>
    <style:style style:name="T18" style:family="text">
      <style:text-properties style:font-name="Verdana" officeooo:rsid="001daa77"/>
    </style:style>
    <style:style style:name="T19" style:family="text">
      <style:text-properties style:font-name="Verdana" officeooo:rsid="00314bed"/>
    </style:style>
    <style:style style:name="T20" style:family="text">
      <style:text-properties style:font-name="Verdana" officeooo:rsid="003291f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list text:style-name="L1">
        <text:list-item>
          <text:p text:style-name="P2">Manualne transakcje</text:p>
          <text:list>
            <text:list-item>
              <text:p text:style-name="P3"><text:span text:style-name="T1">logi transakcji z zewnętrzną siecią, </text:span><text:span text:style-name="T2">zwłaszcza przy braku nadprodukcji w sieci</text:span></text:p>
            </text:list-item>
          </text:list>
        </text:list-item>
        <text:list-item>
          <text:p text:style-name="P2">Archiwizacja odczytów z sieci</text:p>
          <text:list>
            <text:list-item>
              <text:p text:style-name="P2">nadprodukcja w danym czasie</text:p>
            </text:list-item>
            <text:list-item>
              <text:p text:style-name="P4">stan produkcji w danym miejscu o danej porze</text:p>
            </text:list-item>
          </text:list>
        </text:list-item>
        <text:list-item>
          <text:p text:style-name="P5">Dodawanie elementów do sieci</text:p>
        </text:list-item>
      </text:list>
      <text:p text:style-name="P6"/>
      <text:p text:style-name="P6"/>
      <text:p text:style-name="P6"/>
      <text:list text:continue-numbering="true" text:style-name="L1">
        <text:list-item>
          <text:p text:style-name="P7">Automatyzacja <text:span text:style-name="T3">(?)</text:span></text:p>
          <text:list>
            <text:list-item>
              <text:p text:style-name="P8">automatyzacja transakcji na podstawie odczytów czujników</text:p>
              <text:list>
                <text:list-item>
                  <text:p text:style-name="P9">ustawienie automatycznych transakcji przy danych odczytach własnych czujników</text:p>
                </text:list-item>
                <text:list-item>
                  <text:p text:style-name="P9">ustawienie automatycznych ofert sprzedaży przy wysokiej nadprodukcji</text:p>
                </text:list-item>
                <text:list-item>
                  <text:p text:style-name="P10">Zależność od energii, strat w transmisji (?)</text:p>
                </text:list-item>
              </text:list>
            </text:list-item>
          </text:list>
        </text:list-item>
        <text:list-item>
          <text:p text:style-name="P11">Rejestracja <text:span text:style-name="T4">(?)</text:span></text:p>
        </text:list-item>
        <text:list-item>
          <text:p text:style-name="P5">Abstrakcyjny graf połączeń (?)</text:p>
        </text:list-item>
        <text:list-item>
          <text:p text:style-name="P12">Symulacja działania jako input (?)</text:p>
        </text:list-item>
        <text:list-item>
          <text:p text:style-name="P5">Magazynowanie energii (?)</text:p>
        </text:list-item>
        <text:list-item>
          <text:p text:style-name="P5">Sugestie zmian (?)</text:p>
        </text:list-item>
        <text:list-item>
          <text:p text:style-name="P2">Generowanie raportów (?)</text:p>
        </text:list-item>
        <text:list-item>
          <text:p text:style-name="P2">Raporty w JSON (?)</text:p>
        </text:list-item>
        <text:list-item>
          <text:p text:style-name="P2">Alerty (?)</text:p>
        </text:list-item>
      </text:list>
      <text:p text:style-name="P13"><text:span text:style-name="T5"/></text:p>
      <text:p text:style-name="P14"><text:span text:style-name="T5"/></text:p>
      <text:p text:style-name="P14"><text:span text:style-name="Strong_20_Emphasis"><text:span text:style-name="T5">/add-energy-asset</text:span></text:span><text:span text:style-name="T5">: Add a new energy </text:span><text:span text:style-name="T6">production</text:span><text:span text:style-name="T5"> asset.</text:span></text:p>
      <text:p text:style-name="P14"><text:span text:style-name="T5"/></text:p>
      <text:p text:style-name="P14"><text:span text:style-name="Strong_20_Emphasis"><text:span text:style-name="T5">/add-</text:span></text:span><text:span text:style-name="Strong_20_Emphasis"><text:span text:style-name="T7">usage</text:span></text:span><text:span text:style-name="Strong_20_Emphasis"><text:span text:style-name="T5">-asset</text:span></text:span><text:span text:style-name="T5">: Add a new energy </text:span><text:span text:style-name="T7">usage asset</text:span><text:span text:style-name="T5">.</text:span></text:p>
      <text:p text:style-name="Standard"><text:span text:style-name="T5"/></text:p>
      <text:p text:style-name="Standard"><text:span text:style-name="T5">/</text:span><text:span text:style-name="T8">add-automated-trade </text:span><text:span text:style-name="T9">(underproduction level, magazine level, </text:span><text:span text:style-name="T10">value, maxCurrent)</text:span></text:p>
      <text:p text:style-name="Standard"><text:span text:style-name="T9"/></text:p>
      <text:p text:style-name="Standard"><text:span text:style-name="T9">/</text:span><text:span text:style-name="T10">list-automated-trades</text:span></text:p>
      <text:p text:style-name="Standard"><text:span text:style-name="T10"/></text:p>
      <text:p text:style-name="P15">/delete-automated-trade</text:p>
      <text:p text:style-name="P14"><text:span text:style-name="T5"/></text:p>
      <text:p text:style-name="P16">/update-assets: update production, magazined energy and </text:p>
      <text:p text:style-name="Standard"><text:span text:style-name="T11"/></text:p>
      <text:p text:style-name="Standard"><text:span text:style-name="Strong_20_Emphasis"><text:span text:style-name="T5">/list-trade-offers</text:span></text:span><text:span text:style-name="T5">: Show active trade offers </text:span><text:span text:style-name="T12">(active)</text:span></text:p>
      <text:p text:style-name="Standard"><text:span text:style-name="T5"/></text:p>
      <text:p text:style-name="Standard"><text:span text:style-name="T5">/</text:span><text:span text:style-name="T13">active-deals: </text:span><text:span text:style-name="T11">show all accepted trade offers at current time</text:span></text:p>
      <text:p text:style-name="Standard"><text:span text:style-name="T5"/></text:p>
      <text:p text:style-name="Standard"><text:span text:style-name="Strong_20_Emphasis"><text:span text:style-name="T5">/create-trade-offer</text:span></text:span><text:span text:style-name="T5">: Create a trade offer. </text:span><text:span text:style-name="T14">(time, current, value)</text:span></text:p>
      <text:p text:style-name="Standard"><text:soft-page-break/><text:span text:style-name="T5"/></text:p>
      <text:p text:style-name="Standard"><text:span text:style-name="Strong_20_Emphasis"><text:span text:style-name="T5">/accept-trade-offer</text:span></text:span><text:span text:style-name="T5">: Accept a trade offer. </text:span><text:span text:style-name="T15">(just id </text:span><text:span text:style-name="T16">and overproduction</text:span><text:span text:style-name="T15">) </text:span><text:span text:style-name="T17">(and make it not active)</text:span></text:p>
      <text:p text:style-name="Standard"><text:span text:style-name="T5"/></text:p>
      <text:p text:style-name="Standard"><text:span text:style-name="Strong_20_Emphasis"><text:span text:style-name="T5">/transaction-history</text:span></text:span><text:span text:style-name="T5">: View user transaction history </text:span><text:span text:style-name="T18">(last 100 related)</text:span><text:span text:style-name="T5">.</text:span></text:p>
      <text:p text:style-name="Standard"><text:span text:style-name="T5"/></text:p>
      <text:p text:style-name="Standard"><text:span text:style-name="Strong_20_Emphasis"><text:span text:style-name="T5">/balance</text:span></text:span><text:span text:style-name="T5">: Check energy balance </text:span><text:span text:style-name="T18">(current production </text:span><text:span text:style-name="T15">on every asset</text:span><text:span text:style-name="T18">, current consumption vs how much is being transferred at the moment and how much is magazined) </text:span><text:span text:style-name="T13">Production is 100% simulated </text:span><text:span text:style-name="T11">by update-assets calls</text:span><text:span text:style-name="T5">.</text:span></text:p>
      <text:p text:style-name="Standard"/>
      <text:p text:style-name="Standard"><text:span text:style-name="Strong_20_Emphasis"><text:span text:style-name="T5">/audit-trade</text:span></text:span><text:span text:style-name="T5">: Audit trade details. </text:span></text:p>
      <text:p text:style-name="Standard"><text:span text:style-name="T5"/></text:p>
      <text:p text:style-name="Standard"><text:span text:style-name="T5">/ </text:span><text:span text:style-name="T19">app </text:span><text:span text:style-name="T12">automatically marks offers from last 48h as not active</text:span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P17"><text:span text:style-name="T12">A</text:span><text:span text:style-name="T5">fter figma:<text:line-break/><text:line-break/>/list-energy-assets</text:span></text:p>
      <text:p text:style-name="P17"><text:span text:style-name="T5">/list-usage-assets</text:span></text:p>
      <text:p text:style-name="P17"><text:span text:style-name="T5">/add-usage-asset</text:span></text:p>
      <text:p text:style-name="P17"><text:span text:style-name="T5">/update-usage-asset</text:span></text:p>
      <text:p text:style-name="P17"><text:span text:style-name="T5">/delete-usage-asset</text:span></text:p>
      <text:p text:style-name="P17"><text:span text:style-name="T5">/edit-usage-assets</text:span></text:p>
      <text:p text:style-name="P17"><text:span text:style-name="T5">/revie</text:span><text:span text:style-name="T20">w</text:span><text:span text:style-name="T5">-logs</text:span></text:p>
      <text:p text:style-name="P17"><text:span text:style-name="T5">/review-</text:span><text:span text:style-name="T20">trasaction-history</text:span></text:p>
      <text:p text:style-name="P17"><text:span text:style-name="T20">/add-energy-asset</text:span></text:p>
      <text:p text:style-name="P17"><text:span text:style-name="T20">/update-energy-asset</text:span></text:p>
      <text:p text:style-name="P17"><text:span text:style-name="T20">/delete-energy-asset</text:span></text:p>
      <text:p text:style-name="P17"><text:span text:style-name="T20">/add-trade</text:span></text:p>
      <text:p text:style-name="P17"><text:span text:style-name="T20">/update-trade</text:span></text:p>
      <text:p text:style-name="P17"><text:span text:style-name="T20">/list-my-trades</text:span></text:p>
      <text:p text:style-name="P17"><text:span text:style-name="T20">/delete-my-trade</text:span></text:p>
      <text:p text:style-name="P17"><text:span text:style-name="T20">/accept-trade</text:span></text:p>
      <text:p text:style-name="P17"><text:span text:style-name="T20">/list-trade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33333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3333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0:05:03.314000000</meta:creation-date>
    <dc:date>2024-11-08T16:20:09.017000000</dc:date>
    <meta:editing-duration>PT5H50M46S</meta:editing-duration>
    <meta:editing-cycles>18</meta:editing-cycles>
    <meta:generator>LibreOffice/24.8.2.1$Windows_X86_64 LibreOffice_project/0f794b6e29741098670a3b95d60478a65d05ef13</meta:generator>
    <meta:document-statistic meta:table-count="0" meta:image-count="0" meta:object-count="0" meta:page-count="2" meta:paragraph-count="50" meta:word-count="248" meta:character-count="1911" meta:non-whitespace-character-count="1729"/>
  </office:meta>
</office:document-meta>
</file>